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ght click menu</text:p>
      <text:p text:style-name="P1">JB (c)2014</text:p>
      <text:p text:style-name="P1"/>
      <text:p text:style-name="P1">require</text:p>
      <text:p text:style-name="P1"><text:tab/>JB lib</text:p>
      <text:p text:style-name="P1"><text:tab/>jQuery</text:p>
      <text:p text:style-name="P1"/>
      <text:p text:style-name="P1">fn</text:p>
      <text:p text:style-name="P1"><text:tab/>- private create(params)<text:tab/>: vytvoří DOM menu je voláno při inicializaci, následná volání nemají efekt</text:p>
      <text:p text:style-name="P1"><text:tab/><text:tab/>je voláno při vytváření objektu !!!!</text:p>
      <text:p text:style-name="P1"><text:tab/><text:tab/>vytvoří menu a vrátí jej jako element</text:p>
      <text:p text:style-name="P1"><text:tab/><text:tab/>p=parametry</text:p>
      <text:p text:style-name="P1"><text:tab/><text:tab/><text:tab/>.title<text:tab/>= pokud je zadán, tak bude vytvořen nadpis tabulky</text:p>
      <text:p text:style-name="P1"><text:tab/><text:tab/><text:tab/>.id<text:tab/><text:tab/>= pokud je zadáno tak bude přiřazeno elementu menu toto ID</text:p>
      <text:p text:style-name="P1"><text:tab/><text:tab/><text:tab/>.icos<text:tab/>= objekt ikon, pokud není zadáno je použito default pole v 'JB.Rmenu.default_icons'</text:p>
      <text:p text:style-name="P1"><text:tab/><text:tab/><text:tab/><text:tab/><text:tab/><text:tab/>{'ico_name1':'ico_url1','ico_name2':'ico_url2',....}</text:p>
      <text:p text:style-name="P1"><text:tab/><text:tab/><text:tab/><text:tab/><text:tab/>pokud je icosadd zadáno tak je toto ignorováno</text:p>
      <text:p text:style-name="P1"><text:tab/><text:tab/><text:tab/>.icosadd= jakopředchozí ale tento objekt je přidán k default ikonám a použito, icos je ognorováno</text:p>
      <text:p text:style-name="P1"><text:tab/><text:tab/><text:tab/></text:p>
      <text:p text:style-name="P1"><text:tab/><text:tab/>vrací odkaz na hlavní DIV elemet menu</text:p>
      <text:p text:style-name="P1"><text:tab/></text:p>
      <text:p text:style-name="P1"><text:tab/>- private make_item(el,fcsN,ico)</text:p>
      <text:p text:style-name="P1"><text:tab/><text:tab/>vytvoří item v menu a připojí jej k el</text:p>
      <text:p text:style-name="P1"><text:tab/><text:tab/><text:tab/>el = objekt ve kterém je vytvořen řádek</text:p>
      <text:p text:style-name="P1"><text:tab/><text:tab/><text:tab/>fcsN = název classname řádku</text:p>
      <text:p text:style-name="P1"><text:tab/><text:tab/><text:tab/>ico = název ikony z objektu ikon</text:p>
      <text:p text:style-name="P1"><text:tab/><text:tab/><text:tab/><text:tab/>pokud nezadáno, null, nebo '' tak není vytvořena</text:p>
      <text:p text:style-name="P1"><text:tab/><text:tab/></text:p>
      <text:p text:style-name="P1"><text:tab/><text:tab/><text:tab/>vrací objekt</text:p>
      <text:p text:style-name="P1"><text:tab/><text:tab/><text:tab/><text:tab/>.main = je hlavní div<text:tab/>csn= csN (JBMenuItemSub / JBMenuItem)</text:p>
      <text:p text:style-name="P1"><text:tab/><text:tab/><text:tab/><text:tab/>.ico = je div icony<text:tab/><text:tab/>csn= JBMenuItemIco</text:p>
      <text:p text:style-name="P1"><text:tab/><text:tab/><text:tab/><text:tab/>.tx = span textu<text:tab/><text:tab/>csn= JBMenuItemTx <text:s text:c="2"/>obálka spanu DI má class JBMenuItemTxDiv</text:p>
      <text:p text:style-name="P1"><text:tab/><text:tab/><text:tab/><text:tab/>.sp = div mezery<text:tab/><text:tab/>csn= JBMenuItemSp</text:p>
      <text:p text:style-name="P1"><text:tab/><text:tab/><text:tab/><text:tab/>.img = pokud je zadána ikona a existuje v poli, tak obsahuje element img v divu ico</text:p>
      <text:p text:style-name="P1"><text:tab/><text:tab/><text:tab/></text:p>
      <text:p text:style-name="P1"><text:tab/><text:tab/><text:tab/>'div sub' existuje jen pokud se jedná odkaz na podmenu a potom má csn 'JBMenuItemSubPoint'</text:p>
      <text:p text:style-name="P1"><text:tab/><text:tab/><text:tab/><text:tab/><text:tab/>tento div je přidán až následně v rutine add</text:p>
      <text:p text:style-name="P1"><text:tab/><text:tab/><text:tab/></text:p>
      <text:p text:style-name="P1"><text:tab/><text:tab/><text:tab/>|div main ----------------------------------------|</text:p>
      <text:p text:style-name="P1"><text:tab/><text:tab/><text:tab/>| |div ico--||div tx-------||div sp--||div sub--| |</text:p>
      <text:p text:style-name="P1"><text:tab/><text:tab/><text:tab/>|-------------------------------------------------|<text:tab/></text:p>
      <text:p text:style-name="P1"><text:tab/></text:p>
      <text:p text:style-name="P1"><text:tab/>- show(x,y)<text:tab/><text:tab/>: zobrazí vytvořené menu na daných souřadnicích</text:p>
      <text:p text:style-name="P1"><text:tab/><text:tab/><text:tab/>x=pozice z leva v pixelech relativně od levého horního rohu stránky</text:p>
      <text:p text:style-name="P1"><text:tab/><text:tab/><text:tab/>y=pozice z vrchu pixelech relativně od levého horního rohu stránky</text:p>
      <text:p text:style-name="P1"><text:tab/><text:tab/><text:tab/></text:p>
      <text:p text:style-name="P1"><text:tab/>- showByEvent(e) : jako předchozí ale parametr je jen jeden a to event myši, ze kterého si souřadnice veme</text:p>
      <text:p text:style-name="P1"><text:tab/><text:tab/><text:tab/>jen pomocná pro následující funkce</text:p>
      <text:p text:style-name="P1"><text:tab/><text:tab/><text:tab/>'e' je event myši</text:p>
      <text:p text:style-name="P1"><text:tab/>- hide()</text:p>
      <text:p text:style-name="P1"><text:tab/><text:tab/>skrytí menu pomocí jQuery 200ms</text:p>
      <text:p text:style-name="P1"><text:tab/></text:p>
      <text:p text:style-name="P1"><text:tab/>- add<text:tab/><text:tab/>: přidá položku do menu</text:p>
      <text:p text:style-name="P1"><text:tab/><text:tab/>funkce přidá řádek do menu</text:p>
      <text:p text:style-name="P1"><text:tab/><text:tab/>p = parametry pro všechny typy</text:p>
      <text:p text:style-name="P1"><text:tab/><text:tab/><text:tab/>p.csN = pokud zadáno tak je ke classname DIV elementu JBMenuItem přidán tento text</text:p>
      <text:p text:style-name="P1"><text:tab/><text:tab/><text:tab/>p.typ = - když nezadáno tak normální řádek odkaz/funkce</text:p>
      <text:p text:style-name="P1"><text:tab/><text:tab/><text:tab/><text:tab/><text:tab/>- když = 'split' tak bude vytvořen řádek oddělovač s classname "JBMenuItemSplit"</text:p>
      <text:p text:style-name="P1"><text:soft-page-break/><text:tab/><text:tab/><text:tab/><text:tab/><text:tab/>- když = 'sub' tak bude vytvořeno submenu s classname "JBMenuItemSub"</text:p>
      <text:p text:style-name="P1"><text:tab/><text:tab/><text:tab/><text:tab/><text:tab/><text:tab/><text:tab/>v tomto řádku je také vytvořena DIV s class 'JBMenuItemSubPoint' kde je zobrazena šipka na submenu</text:p>
      <text:p text:style-name="P1"><text:tab/><text:tab/><text:tab/>p.width = (integer) pokud není zadáno tak není použito, jinak šířka menu v px</text:p>
      <text:p text:style-name="P1"><text:tab/><text:tab/><text:tab/><text:tab/><text:tab/></text:p>
      <text:p text:style-name="P1"><text:tab/><text:tab/><text:tab/>'p' parametry pro default typ</text:p>
      <text:p text:style-name="P1"><text:tab/><text:tab/><text:tab/><text:tab/>p.tx = text řádku</text:p>
      <text:p text:style-name="P1"><text:tab/><text:tab/><text:tab/><text:tab/>p.url = pokud string tak URL, pokud objekt tak funkce a není brán v potaz target </text:p>
      <text:p text:style-name="P1"><text:tab/><text:tab/><text:tab/><text:tab/>p.target = funkce jako u html linku</text:p>
      <text:p text:style-name="P1"><text:tab/><text:tab/><text:tab/><text:tab/>p.ico = název ikony z pole ikon při vytváření menu</text:p>
      <text:p text:style-name="P1"/>
      <text:p text:style-name="P1"><text:tab/><text:tab/><text:tab/>'p' parametry pro 'sub' typ</text:p>
      <text:p text:style-name="P1"><text:tab/><text:tab/><text:tab/><text:tab/>p.tx = text řádku</text:p>
      <text:p text:style-name="P1"><text:tab/><text:tab/><text:tab/><text:tab/>p.wait = (integer) default 0, 0 okamžité zobrazení submenu, jinak čas zpoždění zobrazení v ms</text:p>
      <text:p text:style-name="P1"><text:tab/><text:tab/><text:tab/><text:tab/>p.p = parametry pro submenu jako u funkce create</text:p>
      <text:p text:style-name="P1"><text:tab/><text:tab/><text:tab/><text:tab/>p.ico = název ikony z pole ikon při vytváření menu</text:p>
      <text:p text:style-name="P1"><text:tab/><text:tab/><text:tab/><text:tab/></text:p>
      <text:p text:style-name="P1"><text:tab/><text:tab/><text:tab/>'p' parametry pro 'split' typ</text:p>
      <text:p text:style-name="P1"><text:tab/><text:tab/><text:tab/><text:tab/>nemá parametry</text:p>
      <text:p text:style-name="P1"><text:tab/><text:tab/><text:tab/></text:p>
      <text:p text:style-name="P1"><text:tab/><text:tab/>vrací odkaz na vytvořený element</text:p>
      <text:p text:style-name="P1"><text:tab/><text:tab/></text:p>
      <text:p text:style-name="P1"><text:tab/>- title<text:tab/><text:tab/>: nastaví titulek menu</text:p>
      <text:p text:style-name="P1"><text:tab/><text:tab/><text:tab/>nastaví title menu</text:p>
      <text:p text:style-name="P1"><text:tab/><text:tab/><text:tab/>pokud je tx null tak skryje DIV title</text:p>
      <text:p text:style-name="P1"/>
      <text:p text:style-name="P1"><text:tab/>- clear<text:tab/><text:tab/>: smaže všechny položky v menu i svázaná podmenu</text:p>
      <text:p text:style-name="P1"><text:tab/><text:tab/><text:tab/></text:p>
      <text:p text:style-name="P1"><text:tab/></text:p>
      <text:p text:style-name="P1"><text:tab/>použití</text:p>
      <text:p text:style-name="P1"><text:tab/></text:p>
      <text:p text:style-name="P1"><text:tab/>var menu=new JB.Rmenu(parmas) params viz funkce create</text:p>
      <text:p text:style-name="P1"><text:tab/></text:p>
      <text:p text:style-name="P1"><text:tab/>fe funkci myši oncontextmenu=function(event){<text:tab/></text:p>
      <text:p text:style-name="P1"><text:tab/><text:tab/>with(menu.toto){</text:p>
      <text:p text:style-name="P1"><text:tab/><text:tab/><text:tab/>clear(); // kompletně promaž</text:p>
      <text:p text:style-name="P1"><text:tab/><text:tab/><text:tab/>title('Menu souboru'); //nastav titulek</text:p>
      <text:p text:style-name="P1"><text:tab/><text:tab/><text:tab/></text:p>
      <text:p text:style-name="P1"><text:tab/><text:tab/><text:tab/>//přidej pár položek</text:p>
      <text:p text:style-name="P1"><text:tab/><text:tab/><text:tab/>add({tx:'Náhled',ico:'search',url:function(){alert('ok')}}); // po kliknutí volá funkci</text:p>
      <text:p text:style-name="P1"><text:tab/><text:tab/><text:tab/>add({tx:'Tisk',ico:'print'}); // po kliknutí volá url ''</text:p>
      <text:p text:style-name="P1"><text:tab/><text:tab/><text:tab/>add({tx:'Ulož',ico:'save'});</text:p>
      <text:p text:style-name="P1"><text:tab/><text:tab/><text:tab/>add({typ:'split'});</text:p>
      <text:p text:style-name="P1"><text:tab/><text:tab/><text:tab/>var x=add({tx:'Editace',typ:'sub',ico:'pen'}); //vytvoř submenu</text:p>
      <text:p text:style-name="P1"><text:tab/><text:tab/><text:tab/>add({tx:'Smaž',ico:'del'});</text:p>
      <text:p text:style-name="P1"><text:tab/><text:tab/><text:tab/></text:p>
      <text:p text:style-name="P1"><text:tab/><text:tab/><text:tab/>// přidej položky submenu</text:p>
      <text:p text:style-name="P1"><text:tab/><text:tab/><text:tab/>with(x.JBsubmenu.toto){</text:p>
      <text:p text:style-name="P1"><text:tab/><text:tab/><text:tab/><text:tab/>add({tx:'Zrušit skryté na servis.krakens.cz',ico:'eye'});</text:p>
      <text:p text:style-name="P1"><text:tab/><text:tab/><text:tab/><text:tab/>add({tx:'Skrýt na servis.krakens.cz',ico:'eye_dis'});</text:p>
      <text:p text:style-name="P1"><text:tab/><text:tab/><text:tab/><text:tab/>add({tx:'Zobraz vykřičník',ico:'war'});</text:p>
      <text:p text:style-name="P1"><text:tab/><text:tab/><text:tab/><text:tab/>add({tx:'Skryj vykřičník',ico:'war'});</text:p>
      <text:p text:style-name="P1"><text:tab/><text:tab/><text:tab/>}</text:p>
      <text:p text:style-name="P1"><text:tab/><text:tab/><text:tab/></text:p>
      <text:p text:style-name="P1"><text:tab/><text:tab/><text:tab/>// zobraz přes event myši</text:p>
      <text:p text:style-name="P1"><text:tab/><text:tab/><text:tab/>showByEvent(event);</text:p>
      <text:p text:style-name="P1"><text:tab/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Zedník</meta:initial-creator>
    <meta:creation-date>2014-02-14T13:26:37.58</meta:creation-date>
    <meta:document-statistic meta:table-count="0" meta:image-count="0" meta:object-count="0" meta:page-count="2" meta:paragraph-count="111" meta:word-count="593" meta:character-count="4161"/>
    <dc:date>2014-02-14T13:28:21.92</dc:date>
    <dc:creator>Jan Zedník</dc:creator>
    <meta:editing-duration>PT1M44S</meta:editing-duration>
    <meta:editing-cycles>1</meta:editing-cycles>
    <meta:generator>OpenOffice/4.0.0$Win32 OpenOffice.org_project/400m3$Build-9702</meta:generator>
  </office:meta>
</office:document-meta>
</file>